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onospace" svg:font-family="monospace"/>
    <style:font-face style:name="sans-serif" svg:font-family="sans-serif"/>
    <style:font-face style:name="Arial1" svg:font-family="Arial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48734"/>
    </style:style>
    <style:style style:name="P2" style:family="paragraph" style:parent-style-name="Standard">
      <style:text-properties fo:font-weight="bold" officeooo:rsid="00167f46" officeooo:paragraph-rsid="00167f46" style:font-weight-asian="bold" style:font-weight-complex="bold"/>
    </style:style>
    <style:style style:name="P3" style:family="paragraph" style:parent-style-name="Standard">
      <style:text-properties style:font-name="Consolas" fo:font-size="12pt" fo:font-weight="bold" officeooo:paragraph-rsid="00148734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Consolas" fo:font-size="12pt" officeooo:paragraph-rsid="00148734" style:font-size-asian="12pt" style:font-size-complex="12pt"/>
    </style:style>
    <style:style style:name="P5" style:family="paragraph" style:parent-style-name="Standard">
      <style:text-properties officeooo:rsid="00167f46" officeooo:paragraph-rsid="00167f46"/>
    </style:style>
    <style:style style:name="T1" style:family="text">
      <style:text-properties style:font-name="sans-serif" fo:font-size="14.25pt"/>
    </style:style>
    <style:style style:name="T2" style:family="text">
      <style:text-properties fo:font-size="14.25pt"/>
    </style:style>
    <style:style style:name="T3" style:family="text">
      <style:text-properties fo:font-size="14.25pt" officeooo:rsid="00148734"/>
    </style:style>
    <style:style style:name="T4" style:family="text">
      <style:text-properties style:font-name="monospace" fo:font-size="14.25pt"/>
    </style:style>
    <style:style style:name="T5" style:family="text">
      <style:text-properties style:font-name="monospace" fo:font-size="14.25pt" officeooo:rsid="00148734"/>
    </style:style>
    <style:style style:name="T6" style:family="text">
      <style:text-properties officeooo:rsid="00148734"/>
    </style:style>
    <style:style style:name="T7" style:family="text">
      <style:text-properties style:font-name="Consolas" fo:font-size="12pt" fo:font-weight="bold" style:font-size-asian="12pt" style:font-weight-asian="bold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Homework 5 – CS 445 – AI <text:tab/><text:tab/><text:tab/><text:tab/><text:tab/><text:tab/><text:tab/>Adam Stammer</text:span></text:p>
      <text:p text:style-name="P2"><text:span text:style-name="T1">See associated pl file for loadable prolog code</text:span></text:p>
      <text:p text:style-name="P5"><text:span text:style-name="T1"/></text:p>
      <text:p text:style-name="P1"><text:span text:style-name="T1">Create a file containing the following Prolog clauses:</text:span></text:p>
      <text:p text:style-name="P4">thing([],[X],X).</text:p>
      <text:p text:style-name="P4">thing([H|T],[H|X],Y) :- H = 1, anything(Y,Z), thing(T,X,Z).</text:p>
      <text:p text:style-name="P4">thing([H|T],[H|X],Y) :- H = 0, nothing(Y,Z), thing(T,X,Z).</text:p>
      <text:p text:style-name="P4">nothing(1,1).</text:p>
      <text:p text:style-name="P4"><text:span text:style-name="T6">n</text:span>othing(0,0).</text:p>
      <text:p text:style-name="P4">anything(1,0).</text:p>
      <text:p text:style-name="P4"><text:span text:style-name="T6">a</text:span>nything(0,1).</text:p>
      <text:p text:style-name="P1"><text:span text:style-name="T4"/></text:p>
      <text:p text:style-name="P1"><text:span text:style-name="T1">1. Give all answers to the query: </text:span><text:span text:style-name="T4">thing([0,0,1],X,0)</text:span><text:span text:style-name="T1">.</text:span></text:p>
      <text:p text:style-name="P3">X = [0, 0, 1, 1].</text:p>
      <text:p text:style-name="P1"><text:span text:style-name="T1"/></text:p>
      <text:p text:style-name="P1"><text:span text:style-name="T1">2. Give all answers to the query:</text:span><text:span text:style-name="T4">thing(X,[0,0,1],1)</text:span><text:span text:style-name="T1">.</text:span></text:p>
      <text:p text:style-name="P3">X = [0, 0].</text:p>
      <text:p text:style-name="P1"><text:span text:style-name="T1"/></text:p>
      <text:p text:style-name="P1"><text:span text:style-name="T1">3. Give all answers to the query:</text:span><text:span text:style-name="T4">append([1,2],[2,3],X)</text:span><text:span text:style-name="T1">.</text:span></text:p>
      <text:p text:style-name="P3">X = [1, 2, 2, 3].</text:p>
      <text:p text:style-name="P1"><text:span text:style-name="T1"/></text:p>
      <text:p text:style-name="P1"><text:span text:style-name="T1">4. Give all answers to the query:</text:span><text:span text:style-name="T4">append(X,Y,[1,2])</text:span><text:span text:style-name="T1">.</text:span></text:p>
      <text:p text:style-name="P3">X = [],</text:p>
      <text:p text:style-name="P3">Y = [1, 2].</text:p>
      <text:p text:style-name="P1"><text:span text:style-name="T1"/></text:p>
      <text:p text:style-name="P1"><text:span text:style-name="T1">5. Create a Prolog predicate</text:span><text:span text:style-name="T4">flattenappend/3</text:span><text:span text:style-name="T1">which has 3 arguments that are alllists. The third list should be equivalent to the concatenation of the flattened ver-sions of the first list followed by the flattened version of the second list. For exam-ple,</text:span><text:span text:style-name="T4">flattenappend([1,2,[3,4,5],[6]],[[7],[8,[9]]],X)</text:span><text:span text:style-name="T1">should succeed bind-ing</text:span><text:span text:style-name="T4">X</text:span><text:span text:style-name="T1">to the list</text:span><text:span text:style-name="T4">[1,2,3,4,5,6,7,8,9]</text:span><text:span text:style-name="T1">. Use the built-in predicates</text:span><text:span text:style-name="T4">append/3</text:span><text:span text:style-name="T1">and</text:span><text:span text:style-name="T4">flatten/2</text:span><text:span text:style-name="T1">.</text:span></text:p>
      <text:p text:style-name="P3">flattenappend(List1, List2, Result) :- flatten(List1, X), flatten(List2, Y), append(X, Y, Result).</text:p>
      <text:p text:style-name="P1"><text:span text:style-name="T1"/></text:p>
      <text:p text:style-name="P1"><text:span text:style-name="T1">6. Create a Prolog predicate</text:span><text:span text:style-name="T4">combine/4</text:span><text:span text:style-name="T1">which has 4 arguments that are all lists. Thefourth list should be equivalent to the concatenation of the first list, the reverse of thesecond list, followed by the third list. For example,</text:span><text:span text:style-name="T4">combine([1,2],[3,4,5],[6,7],X)</text:span><text:span text:style-name="T1">should succeed binding</text:span><text:span text:style-name="T4">X</text:span><text:span text:style-name="T1">to the list</text:span><text:span text:style-name="T4">[1,2,5,4,3,6,7]</text:span><text:span text:style-name="T1">. Use the built-in predicates</text:span><text:span text:style-name="T4">append/3</text:span><text:span text:style-name="T1">and</text:span><text:span text:style-name="T4">reverse/2</text:span><text:span text:style-name="T1">.</text:span></text:p>
      <text:p text:style-name="P1"><text:span text:style-name="T7">combine(List1, List2, List3, Result) :- reverse(List2, X), append(List1, X, Y), append(Y, List3, Result)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onospace" svg:font-family="monospace"/>
    <style:font-face style:name="sans-serif" svg:font-family="sans-serif"/>
    <style:font-face style:name="Arial1" svg:font-family="Arial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19T09:15:04.447000000</meta:creation-date>
    <dc:date>2020-10-19T09:37:39.088000000</dc:date>
    <meta:editing-duration>PT12M24S</meta:editing-duration>
    <meta:editing-cycles>1</meta:editing-cycles>
    <meta:document-statistic meta:table-count="0" meta:image-count="0" meta:object-count="0" meta:page-count="1" meta:paragraph-count="23" meta:word-count="209" meta:character-count="1569" meta:non-whitespace-character-count="1374"/>
    <meta:generator>LibreOffice/7.0.1.2$Windows_X86_64 LibreOffice_project/7cbcfc562f6eb6708b5ff7d7397325de9e764452</meta:generator>
  </office:meta>
</office:document-meta>
</file>